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D3BA7C4E1A605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646in" draw:z-index="0"><draw:image xlink:href="Pictures/1000000100000780000004380D3BA7C4E1A605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04:30.121669880</meta:creation-date>
    <dc:date>2026-01-25T20:05:37.712870247</dc:date>
    <meta:editing-duration>PT1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